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5ff7" officeooo:paragraph-rsid="00035ff7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0d4ad8" officeooo:paragraph-rsid="000d4ad8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c22e7" officeooo:paragraph-rsid="001c22e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ca0c5" officeooo:paragraph-rsid="001ca0c5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cb5ac" officeooo:paragraph-rsid="001cb5ac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df1d5" officeooo:paragraph-rsid="001df1d5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2cf5f" officeooo:paragraph-rsid="0027f6c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7f6c8" officeooo:paragraph-rsid="0027f6c8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9723a" officeooo:paragraph-rsid="0029723a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b5ba2" officeooo:paragraph-rsid="002b5ba2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2da334" officeooo:paragraph-rsid="002da334" style:font-size-asian="10pt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style:text-underline-style="none" officeooo:rsid="000542a4" officeooo:paragraph-rsid="000542a4"/>
    </style:style>
    <style:style style:name="P13" style:family="paragraph" style:parent-style-name="Standard" style:list-style-name="L1">
      <style:paragraph-properties fo:text-align="justify" style:justify-single-word="false"/>
      <style:text-properties style:text-underline-style="none" officeooo:rsid="00061485" officeooo:paragraph-rsid="00061485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61485" officeooo:paragraph-rsid="000ed5fe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ed5fe" officeooo:paragraph-rsid="000ed5fe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078831" officeooo:paragraph-rsid="000ed5fe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78831" officeooo:paragraph-rsid="000d4ad8"/>
    </style:style>
    <style:style style:name="P18" style:family="paragraph" style:parent-style-name="Standard" style:list-style-name="L1">
      <style:paragraph-properties fo:text-align="justify" style:justify-single-word="false"/>
      <style:text-properties style:text-underline-style="none" officeooo:rsid="000c7f6b" officeooo:paragraph-rsid="000c7f6b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11244e" officeooo:paragraph-rsid="0011244e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0ed5fe" officeooo:paragraph-rsid="000ed5fe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0d4ad8" officeooo:paragraph-rsid="000d4ad8" style:font-size-asian="10pt" style:font-size-complex="10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ourier New" fo:font-size="10pt" style:text-underline-style="none" officeooo:rsid="00101668" officeooo:paragraph-rsid="00101668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1244e" officeooo:paragraph-rsid="0011244e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df1d5" officeooo:paragraph-rsid="001df1d5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af8b5" officeooo:paragraph-rsid="0033f878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0df16" officeooo:paragraph-rsid="0030df16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22187" officeooo:paragraph-rsid="00322187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22187" officeooo:paragraph-rsid="0033f878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a77a1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3696b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13696b" officeooo:paragraph-rsid="001df1d5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3f878" officeooo:paragraph-rsid="0033f878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51761" officeooo:paragraph-rsid="0033f878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style:text-underline-style="none" officeooo:rsid="0012fbac" officeooo:paragraph-rsid="0012fbac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style:text-underline-style="none" officeooo:rsid="0013696b" officeooo:paragraph-rsid="0013696b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c22e7" officeooo:paragraph-rsid="001c22e7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df1d5" officeooo:paragraph-rsid="001df1d5" style:font-size-asian="10.5pt" style:font-size-complex="12pt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Liberation Serif" fo:font-size="12pt" style:text-underline-style="none" officeooo:rsid="0022627a" officeooo:paragraph-rsid="0022627a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27f6c8" officeooo:paragraph-rsid="0027f6c8" style:font-size-asian="10.5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29723a" officeooo:paragraph-rsid="0029723a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2da334" officeooo:paragraph-rsid="002da334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ca0c5" officeooo:paragraph-rsid="001ca0c5" style:font-size-asian="10.5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55e50" officeooo:paragraph-rsid="00146a79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351761" officeooo:paragraph-rsid="00351761" style:font-size-asian="10.5pt" style:font-size-complex="12pt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Liberation Serif" fo:font-size="12pt" style:text-underline-style="none" officeooo:rsid="00351761" officeooo:paragraph-rsid="00351761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35ee66" officeooo:paragraph-rsid="0035ee66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3736f1" officeooo:paragraph-rsid="0038f376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38f376" officeooo:paragraph-rsid="0038f376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officeooo:rsid="0038f376" officeooo:paragraph-rsid="0038f376" style:font-size-asian="10.5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5ee66" officeooo:paragraph-rsid="0035ee66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rsid="003736f1" officeooo:paragraph-rsid="0038f376" style:font-size-asian="10pt" style:font-size-complex="10pt"/>
    </style:style>
    <style:style style:name="T1" style:family="text">
      <style:text-properties officeooo:rsid="00078831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3696b" style:font-size-asian="10.5pt" style:font-size-complex="12pt"/>
    </style:style>
    <style:style style:name="T6" style:family="text">
      <style:text-properties fo:font-size="12pt" officeooo:rsid="001df1d5" style:font-size-asian="10.5pt" style:font-size-complex="12pt"/>
    </style:style>
    <style:style style:name="T7" style:family="text">
      <style:text-properties style:font-name="Liberation Serif" fo:font-size="12pt" style:font-size-asian="10.5pt" style:font-size-complex="12pt"/>
    </style:style>
    <style:style style:name="T8" style:family="text">
      <style:text-properties style:font-name="Liberation Serif" fo:font-size="12pt" officeooo:rsid="00146a79" style:font-size-asian="10.5pt" style:font-size-complex="12pt"/>
    </style:style>
    <style:style style:name="T9" style:family="text">
      <style:text-properties style:font-name="Liberation Serif" fo:font-size="12pt" officeooo:rsid="0014d07e" style:font-size-asian="10.5pt" style:font-size-complex="12pt"/>
    </style:style>
    <style:style style:name="T10" style:family="text">
      <style:text-properties style:font-name="Liberation Serif" fo:font-size="12pt" officeooo:rsid="00155e50" style:font-size-asian="10.5pt" style:font-size-complex="12pt"/>
    </style:style>
    <style:style style:name="T11" style:family="text">
      <style:text-properties style:font-name="Liberation Serif" fo:font-size="12pt" officeooo:rsid="0017a6fb" style:font-size-asian="10.5pt" style:font-size-complex="12pt"/>
    </style:style>
    <style:style style:name="T12" style:family="text">
      <style:text-properties style:font-name="Liberation Serif" fo:font-size="12pt" officeooo:rsid="00188bc2" style:font-size-asian="10.5pt" style:font-size-complex="12pt"/>
    </style:style>
    <style:style style:name="T13" style:family="text">
      <style:text-properties style:font-name="Liberation Serif" fo:font-size="12pt" officeooo:rsid="001ca0c5" style:font-size-asian="10.5pt" style:font-size-complex="12pt"/>
    </style:style>
    <style:style style:name="T14" style:family="text">
      <style:text-properties style:font-name="Liberation Serif" fo:font-size="12pt" officeooo:rsid="001df1d5" style:font-size-asian="10.5pt" style:font-size-complex="12pt"/>
    </style:style>
    <style:style style:name="T15" style:family="text">
      <style:text-properties style:font-name="Liberation Serif" fo:font-size="12pt" officeooo:rsid="001f5cde" style:font-size-asian="10.5pt" style:font-size-complex="12pt"/>
    </style:style>
    <style:style style:name="T16" style:family="text">
      <style:text-properties style:font-name="Liberation Serif" fo:font-size="12pt" officeooo:rsid="002088bb" style:font-size-asian="10.5pt" style:font-size-complex="12pt"/>
    </style:style>
    <style:style style:name="T17" style:family="text">
      <style:text-properties style:font-name="Liberation Serif" fo:font-size="12pt" officeooo:rsid="0021247f" style:font-size-asian="10.5pt" style:font-size-complex="12pt"/>
    </style:style>
    <style:style style:name="T18" style:family="text">
      <style:text-properties style:font-name="Liberation Serif" fo:font-size="12pt" officeooo:rsid="002481d0" style:font-size-asian="10.5pt" style:font-size-complex="12pt"/>
    </style:style>
    <style:style style:name="T19" style:family="text">
      <style:text-properties style:font-name="Liberation Serif" fo:font-size="12pt" officeooo:rsid="0027f6c8" style:font-size-asian="10.5pt" style:font-size-complex="12pt"/>
    </style:style>
    <style:style style:name="T20" style:family="text">
      <style:text-properties style:font-name="Liberation Serif" fo:font-size="12pt" officeooo:rsid="002cda89" style:font-size-asian="10.5pt" style:font-size-complex="12pt"/>
    </style:style>
    <style:style style:name="T21" style:family="text">
      <style:text-properties style:font-name="Liberation Serif" fo:font-size="12pt" officeooo:rsid="002eb117" style:font-size-asian="10.5pt" style:font-size-complex="12pt"/>
    </style:style>
    <style:style style:name="T22" style:family="text">
      <style:text-properties style:font-name="Liberation Serif" fo:font-size="12pt" officeooo:rsid="0033f878" style:font-size-asian="10.5pt" style:font-size-complex="12pt"/>
    </style:style>
    <style:style style:name="T23" style:family="text">
      <style:text-properties style:font-name="Liberation Serif" fo:font-size="12pt" officeooo:rsid="00351761" style:font-size-asian="10.5pt" style:font-size-complex="12pt"/>
    </style:style>
    <style:style style:name="T24" style:family="text">
      <style:text-properties officeooo:rsid="001cb5ac"/>
    </style:style>
    <style:style style:name="T25" style:family="text">
      <style:text-properties officeooo:rsid="001df1d5"/>
    </style:style>
    <style:style style:name="T26" style:family="text">
      <style:text-properties officeooo:rsid="0029723a"/>
    </style:style>
    <style:style style:name="T27" style:family="text">
      <style:text-properties officeooo:rsid="002f8810"/>
    </style:style>
    <style:style style:name="T28" style:family="text">
      <style:text-properties officeooo:rsid="0033f878"/>
    </style:style>
    <style:style style:name="T29" style:family="text">
      <style:text-properties officeooo:rsid="0038f3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Explicación de la práctica</text:p>
      <text:list xml:id="list3301592874688574121" text:style-name="L1">
        <text:list-item>
          <text:p text:style-name="P12">Analizador léxico:</text:p>
        </text:list-item>
      </text:list>
      <text:p text:style-name="P14">Primero definimos las expresiones regulares para las palabras reservadas del lenguaje para darle prioridad sobre la expresi<text:span text:style-name="T1">ón</text:span> regular usada para reconocer identificadores <text:span text:style-name="T1">(pues esta englobaría también a las palabras clave como main, if…). Luego tenemos expresiones regulares para números, y cadenas entrecomilladas (que ponemos a continuación). </text:span></text:p>
      <text:p text:style-name="P20">\"([^"\r\n]|\\\")*\" </text:p>
      <text:p text:style-name="P15">Como las cadenas entrecomilladas no pueden ser multilínea, tenemos también una expresión que reconoce cuando se abre comillas y se llega a fin de línea para avisar del error. </text:p>
      <text:p text:style-name="P15"><text:span text:style-name="T3">\"([^"\r\n]|\\\")*$</text:span><text:tab/></text:p>
      <text:p text:style-name="P16">Los comentarios, los espacios, tabuladores y saltos de línea los ignoramos. </text:p>
      <text:p text:style-name="P17">Los comentarios multilínea los reconocemos usando una condición de arranque exclusiva (que se inicia cuando se reconoce “/*” y se vuelve al estado original cuando se reconoce “*/”). El codigo es el siguiente:</text:p>
      <text:p text:style-name="P2">"/*"<text:tab/>{ comienzo_comentario=yylineno; BEGIN(comentario); yymore();}</text:p>
      <text:p text:style-name="P2"><text:tab/>&lt;comentario&gt;"/*"([^*]|[*]+[^*/])*[*]+"/" { yymore(); }</text:p>
      <text:p text:style-name="P2"><text:tab/>&lt;comentario&gt;[*]+"/" <text:s/>{ BEGIN(INITIAL); }</text:p>
      <text:p text:style-name="P2"><text:tab/>&lt;comentario&gt;&lt;&lt;EOF&gt;&gt; { printf("*** COMENTARIO SIN CERRAR (abierto en la <text:tab/><text:tab/>linea %d) ***\n",comienzo_comentario); return 0; }</text:p>
      <text:p text:style-name="P17">Por último tenemos una expresión regular que reconoce cualquier tipo de carácter no permitidos en el lenguaje y retorna un error.</text:p>
      <text:list xml:id="list131422577465235" text:continue-numbering="true" text:style-name="L1">
        <text:list-header>
          <text:p text:style-name="P22">[^a-zA-Z0-9,*_";+/=(){} \t\n\r-]+</text:p>
          <text:p text:style-name="P13"/>
        </text:list-header>
        <text:list-item>
          <text:p text:style-name="P18">Analizador sintáctico:</text:p>
        </text:list-item>
      </text:list>
      <text:p text:style-name="P19">Modificamos la gramática del enunciado para añadir la sentencia DO WHILE, <text:span text:style-name="T27">las de operadores booleanos </text:span><text:s/><text:span text:style-name="T24">y algunas derivaciones de error</text:span>:</text:p>
      <text:p text:style-name="P23">statement: DO statement WHILE APAR expression CPAR;</text:p>
      <text:p text:style-name="P27">expression: NEG expression{}</text:p>
      <text:p text:style-name="P28"><text:tab/><text:tab/><text:span text:style-name="T28">| expression MENOR expression</text:span>{}</text:p>
      <text:p text:style-name="P28"><text:tab/><text:tab/><text:span text:style-name="T28">| expression MAYOR expression</text:span>{}</text:p>
      <text:p text:style-name="P28"><text:tab/><text:tab/><text:span text:style-name="T28">| expression MENOR IGUAL expression</text:span>{}</text:p>
      <text:p text:style-name="P28"><text:tab/><text:tab/><text:span text:style-name="T28">| expression MAYOR IGUAL expression</text:span>{}</text:p>
      <text:p text:style-name="P28"><text:tab/><text:tab/><text:span text:style-name="T28">| expression IGUAL IGUAL expression</text:span>{}</text:p>
      <text:p text:style-name="P28"><text:tab/><text:tab/><text:span text:style-name="T28">| expression NEG IGUAL expression</text:span>{}</text:p>
      <text:p text:style-name="P28"><text:span text:style-name="T28"><text:tab/><text:tab/>| expression AND expression</text:span>{}</text:p>
      <text:p text:style-name="P28"><text:span text:style-name="T28"><text:tab/><text:tab/>| expression NEG expression</text:span>{}</text:p>
      <text:p text:style-name="P34"><text:span text:style-name="T4"/></text:p>
      <text:p text:style-name="P34"><text:span text:style-name="T4">La gramática es ambigua por las </text:span><text:span text:style-name="T5">reglas de derivación </text:span><text:span text:style-name="T6">de if-else y del tipo E→E+E, E→E*E…:</text:span></text:p>
      <text:p text:style-name="P35"><text:span text:style-name="T4"><text:tab/></text:span><text:span text:style-name="T2">statement: IF APAR expression CPAR statement ELSE statement </text:span></text:p>
      <text:p text:style-name="P30"><text:tab/>| <text:tab/>IF APAR expression CPAR statement ;</text:p>
      <text:p text:style-name="P31"><text:tab/> <text:span text:style-name="T25">expression:<text:tab/><text:tab/>expression MAS expression</text:span></text:p>
      <text:p text:style-name="P6"><text:tab/>|<text:tab/>expression POR expression </text:p>
      <text:p text:style-name="P29"><text:span text:style-name="T15">Las if-else</text:span><text:span text:style-name="T7"> </text:span><text:span text:style-name="T8">provocan un conflicto desplazamiento/reducción </text:span><text:span text:style-name="T9">que se resuelve eligiendo siempre desplazar <text:s/>(bison lo hace por defecto, </text:span><text:span text:style-name="T11">así que no tenemos que definir precedencia de forma explícita</text:span><text:span text:style-name="T9">).</text:span><text:span text:style-name="T12"> Declarando</text:span><text:span text:style-name="T9"> %expe</text:span><text:span text:style-name="T10">ct 1 hacemos que bison no nos avise cuando solo hay un conflicto.</text:span></text:p>
      <text:p text:style-name="P25"><text:span text:style-name="T7"><text:tab/></text:span><text:span text:style-name="T16">L</text:span><text:span text:style-name="T17">os conflictos por</text:span><text:span text:style-name="T16"> derivaciones de expresión se resuelven definiendo precedencia y asociatividad </text:span><text:span text:style-name="T7"><text:s/></text:span><text:span text:style-name="T16">de los operadores</text:span><text:span text:style-name="T7">; así como la precedencia del signo negativo (el menos unario) que debe ser la mayor, </text:span><text:span text:style-name="T22">o de los signos de comparación como el menor o el mayor</text:span><text:span text:style-name="T7">. </text:span></text:p>
      <text:p text:style-name="P26">%left NEG </text:p>
      <text:p text:style-name="P26">%left IGUAL MENOR MAYOR</text:p>
      <text:p text:style-name="P26">%left AND OR</text:p>
      <text:p text:style-name="P3">%left MAS MENOS </text:p>
      <text:p text:style-name="P3">%left POR ENTRE<text:tab/></text:p>
      <text:p text:style-name="P3">%nonassoc UMENOS</text:p>
      <text:p text:style-name="P36"/>
      <text:p text:style-name="P3"><text:soft-page-break/><text:span text:style-name="T7">En Bison, la prioridad va de menos a más según el orden en que aparezcan y, además, con %left se define asociatividad por la izquierda. </text:span><text:span text:style-name="T13">Para el menos unario, no hemos definido en realidad un token distinto, sino que utilizamos el token MENOS, pero dándole la precedencia del auxiliar UMENOS:</text:span></text:p>
      <text:p text:style-name="P4">MENOS expression %prec UMENOS</text:p>
      <text:p text:style-name="P4"/>
      <text:p text:style-name="P5"><text:span text:style-name="T7">Para el tratamiento de errores sintácticos hemos definido </text:span><text:span text:style-name="T14">al final de algunas sentencias unas salidas de error como:</text:span></text:p>
      <text:p text:style-name="P6">statement: | <text:tab/>error CLLAVE { num_errores++;} </text:p>
      <text:p text:style-name="P6"><text:tab/><text:tab/>| <text:tab/>error PTOCOMA { num_errores++;}</text:p>
      <text:p text:style-name="P37"/>
      <text:p text:style-name="P37">Además de la función de Bison yyerror que hemos especificado que nos muestre por pantalla un mensaje de error con la línea del error y el tipo.</text:p>
      <text:list xml:id="list7014842350200283529" text:style-name="L2">
        <text:list-header>
          <text:p text:style-name="P38"/>
          <text:p text:style-name="P38"/>
        </text:list-header>
        <text:list-item>
          <text:p text:style-name="P38">Semántico:</text:p>
        </text:list-item>
      </text:list>
      <text:p text:style-name="P7"><text:span text:style-name="T7">Para la comprobación de variables hemos utilizado una lista (la llamamos listaVar) como </text:span><text:span text:style-name="T23">tabla de símbolos</text:span><text:span text:style-name="T7"> en la que registramos todas las variables declaradas y su tipo (VAR</text:span><text:span text:style-name="T18">=1</text:span><text:span text:style-name="T7"> o LET</text:span><text:span text:style-name="T18">=0</text:span><text:span text:style-name="T7">). </text:span></text:p>
      <text:p text:style-name="P7"><text:span text:style-name="T7"><text:tab/></text:span><text:span text:style-name="T19">Para insertar la variable con el tipo adecuado usamos una variable global en minic.y, que se actualiza en una acción incrustada en las derivaciones y guarda el tipo de la variable si se encuentra:</text:span></text:p>
      <text:p text:style-name="P8">declarations:<text:tab/>declarations VAR {tipo=1;} identifier_list PTOCOMA{}</text:p>
      <text:p text:style-name="P8"><text:tab/>|<text:tab/>declarations LET {tipo=0;} identifier_list PTOCOMA {}</text:p>
      <text:p text:style-name="P39"/>
      <text:p text:style-name="P40">De este modo, al definir variables (que se hace derivando identifier_list), sabemos de qué tipo serán y se insertan en la lista del siguiente modo:</text:p>
      <text:p text:style-name="P9">asig:<text:tab/>ID {</text:p>
      <text:p text:style-name="P9"><text:tab/><text:tab/>if(consultarTipoVar(lVar,$1)!=-1){</text:p>
      <text:p text:style-name="P9"><text:tab/><text:tab/><text:tab/>snprintf(bufErr,128,"La variable %s ya ha sido <text:tab/>declarada",$1);</text:p>
      <text:p text:style-name="P9"><text:tab/><text:tab/><text:tab/>yyerror(bufErr);<text:tab/><text:tab/><text:tab/></text:p>
      <text:p text:style-name="P9"><text:tab/><text:tab/><text:tab/>num_errores++;</text:p>
      <text:p text:style-name="P9"><text:tab/><text:tab/>}<text:tab/><text:tab/><text:tab/></text:p>
      <text:p text:style-name="P9"><text:tab/><text:tab/>else </text:p>
      <text:p text:style-name="P9"><text:tab/><text:tab/><text:tab/>insertarVar(&amp;lVar,$1,tipo);</text:p>
      <text:p text:style-name="P4"><text:tab/><text:tab/><text:span text:style-name="T26">}</text:span></text:p>
      <text:p text:style-name="P10"><text:span text:style-name="T7">ConsultarTipoVar devuelve -1 si no estaba la variable en la lista </text:span><text:span text:style-name="T21">o el tipo de la variable si lo estaba</text:span><text:span text:style-name="T7">, es decir, en cualquier otro caso la variable ya había sido declarada e insertada en la lista y, por tanto, es un error. </text:span><text:span text:style-name="T20">Si no hay error, se inserta con el tipo adecuado.</text:span></text:p>
      <text:p text:style-name="P11"><text:span text:style-name="T20">E</text:span><text:span text:style-name="T7">sa misma función la utilizaremos al comprobar si una variable se puede modificar, o de otro modo, no es de tipo LET.</text:span></text:p>
      <text:p text:style-name="P41"/>
      <text:p text:style-name="P32">statement : ID IGUAL expression PTOCOMA</text:p>
      <text:p text:style-name="P32">{</text:p>
      <text:p text:style-name="P32"><text:s text:c="4"/>if (consultarTipoVar(lVar, $1) == -1) {</text:p>
      <text:p text:style-name="P32"><text:s text:c="8"/>snprintf(bufErr, 128, "La variable %s no ha sido declarada", $1);</text:p>
      <text:p text:style-name="P32"><text:s text:c="8"/>yyerror(bufErr);</text:p>
      <text:p text:style-name="P32"><text:s text:c="8"/>num_errores++;</text:p>
      <text:p text:style-name="P32"><text:s text:c="4"/>}</text:p>
      <text:p text:style-name="P32"><text:s text:c="4"/>else if (consultarTipoVar(lVar, $1) == 0) {</text:p>
      <text:p text:style-name="P32"><text:s text:c="8"/>snprintf(bufErr, 128, "La variable %s se declaró como constante", $1);</text:p>
      <text:p text:style-name="P32"><text:s text:c="8"/>yyerror(bufErr);</text:p>
      <text:p text:style-name="P32"><text:s text:c="8"/>num_errores++;</text:p>
      <text:p text:style-name="P32"><text:s text:c="4"/>}</text:p>
      <text:p text:style-name="P32">}</text:p>
      <text:p text:style-name="P33"/>
      <text:p text:style-name="P44">Por último, hemos añadido el tipo boolean. Como en lenguaje C y en ensamblador <text:s/>los booleanos son enteros, true se representa con cualquier entero distinto de 0 y false se representa con un 0, debido a esto no es necesario comprobar que los dos operandos son del mismo tipo porque son compatibles.</text:p>
      <text:list xml:id="list6475302153451310594" text:style-name="L4">
        <text:list-item>
          <text:p text:style-name="P45"><text:soft-page-break/>Generación de código</text:p>
        </text:list-item>
      </text:list>
      <text:p text:style-name="P46">Para la generación de código hemos definido la estructura de datos de un lista enlazada de cuádruplas de la siguiente forma:</text:p>
      <text:p text:style-name="P46"/>
      <text:p text:style-name="P50">typedef struct operacion{</text:p>
      <text:p text:style-name="P50"><text:tab/>char * codOp;</text:p>
      <text:p text:style-name="P50"><text:tab/>char * res;</text:p>
      <text:p text:style-name="P50"><text:tab/>char * arg1;</text:p>
      <text:p text:style-name="P50"><text:tab/>char * arg2;</text:p>
      <text:p text:style-name="P50"><text:tab/>struct operacion * sig;</text:p>
      <text:p text:style-name="P50">}<text:tab/>op;</text:p>
      <text:p text:style-name="P42"/>
      <text:p text:style-name="P46">Y un nodo cabecera que apunte a la primer y a la última de la lista para no tener que recorrer la lista de cuádruplas completa para acceder al último elemento y así facilitar concatenaciones.</text:p>
      <text:p text:style-name="P46"/>
      <text:p text:style-name="P50">typedef struct listaOp{</text:p>
      <text:p text:style-name="P50"><text:tab/>op * prim;</text:p>
      <text:p text:style-name="P50"><text:tab/>op * ult;</text:p>
      <text:p text:style-name="P50">} ops;</text:p>
      <text:p text:style-name="P42"/>
      <text:p text:style-name="P46">A la hora de crear cada cuádrupla usamos la función crearOp la cual reserva memoria y nos rellena la cuádrupla con los valores introducidos.</text:p>
      <text:p text:style-name="P42"/>
      <text:p text:style-name="P50">op * crearOp(char* codOp, char* res, char* arg1, char* arg2)</text:p>
      <text:p text:style-name="P42"/>
      <text:p text:style-name="P47">Además de las típicas funciones de manejo de listas tenemos la función concatenarListasOp.</text:p>
      <text:p text:style-name="P47"/>
      <text:p text:style-name="P51"><text:span text:style-name="T29">void concatenarListasOp(ops* SS, <text:s/>ops* listas, int length)</text:span><text:tab/></text:p>
      <text:p text:style-name="P42"/>
      <text:p text:style-name="P48">En SS introduciermos un apuntador a $$ que actualizaremos durante la ejecución de la función para que quede apuntando a las listas concatenadas de forma correcta. Necesitamos length para conocer el número de listas que le pasamos. De forma aproximada lo que realiza la función es:</text:p>
      <text:p text:style-name="P48">Concatenar cada lista que contenga cuádruplas con la siguiente que también contenga alguna cuádrupla. Y después configurar correctamente $$→prim y $$→ult.</text:p>
      <text:p text:style-name="P48"/>
      <text:p text:style-name="P49"/>
      <text:p text:style-name="P42"/>
      <text:p text:style-name="P42"/>
      <text:p text:style-name="P43"><text:tab/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20:18.883865187</meta:creation-date>
    <dc:date>2017-05-17T13:14:21.769851851</dc:date>
    <meta:editing-duration>PT1H35M55S</meta:editing-duration>
    <meta:editing-cycles>49</meta:editing-cycles>
    <meta:generator>LibreOffice/5.1.4.2$Linux_X86_64 LibreOffice_project/10m0$Build-2</meta:generator>
    <meta:document-statistic meta:table-count="0" meta:image-count="0" meta:object-count="0" meta:page-count="3" meta:paragraph-count="100" meta:word-count="1009" meta:character-count="6617" meta:non-whitespace-character-count="5557"/>
  </office:meta>
</office:document-meta>
</file>